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language="ru" fo:country="RU" officeooo:rsid="00090b16" officeooo:paragraph-rsid="00090b16" style:font-size-asian="18pt" style:font-size-complex="18pt"/>
    </style:style>
    <style:style style:name="P2" style:family="paragraph" style:parent-style-name="Standard" style:list-style-name="L1">
      <style:text-properties fo:language="ru" fo:country="RU" officeooo:rsid="00090b16" officeooo:paragraph-rsid="00090b16"/>
    </style:style>
    <style:style style:name="P3" style:family="paragraph" style:parent-style-name="Standard" style:list-style-name="L2">
      <style:text-properties fo:language="ru" fo:country="RU" officeooo:rsid="00090b16" officeooo:paragraph-rsid="00090b16"/>
    </style:style>
    <style:style style:name="P4" style:family="paragraph" style:parent-style-name="Standard" style:list-style-name="L3">
      <style:text-properties fo:language="ru" fo:country="RU" officeooo:rsid="00090b16" officeooo:paragraph-rsid="00090b16"/>
    </style:style>
    <style:style style:name="P5" style:family="paragraph" style:parent-style-name="Standard" style:list-style-name="L4">
      <style:text-properties fo:language="ru" fo:country="RU" officeooo:rsid="00090b16" officeooo:paragraph-rsid="00090b16"/>
    </style:style>
    <style:style style:name="P6" style:family="paragraph" style:parent-style-name="Standard" style:list-style-name="L1">
      <style:text-properties fo:language="ru" fo:country="RU" officeooo:rsid="000b0b70" officeooo:paragraph-rsid="000b0b70"/>
    </style:style>
    <style:style style:name="T1" style:family="text">
      <style:text-properties fo:language="en" fo:country="US"/>
    </style:style>
    <style:style style:name="T2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Функционал</text:h>
      <text:p text:style-name="P1"/>
      <text:list xml:id="list799636116" text:style-name="L1">
        <text:list-item>
          <text:p text:style-name="P2">Просмотр меню по категориям (если найду <text:span text:style-name="T1">API </text:span>на сервере кассы — будет вообще круто, <text:a xlink:type="simple" xlink:href="https://cloud.sigma.ru/" text:style-name="Internet_20_link" text:visited-style-name="Visited_20_Internet_20_Link">https://cloud.sigma.ru/</text:a>)</text:p>
        </text:list-item>
      </text:list>
      <text:list text:style-name="L2">
        <text:list-item>
          <text:list>
            <text:list-item>
              <text:p text:style-name="P3">Корзина</text:p>
            </text:list-item>
          </text:list>
        </text:list-item>
      </text:list>
      <text:list xml:id="list171804636423595" text:continue-list="list799636116" text:style-name="L1">
        <text:list-item>
          <text:p text:style-name="P2">Заказ товара к определённому времени</text:p>
        </text:list-item>
      </text:list>
      <text:list text:style-name="L3">
        <text:list-item>
          <text:list>
            <text:list-item>
              <text:p text:style-name="P4">Возможность принять/не принять на стороне повара</text:p>
            </text:list-item>
            <text:list-item>
              <text:p text:style-name="P4">При отмене заказчиком более, чем через 10 минут — удержание 20% предоплаты (если можно будет прикрутить удобную кнопку/ссылку для оплаты в ТГ)</text:p>
            </text:list-item>
          </text:list>
        </text:list-item>
      </text:list>
      <text:list xml:id="list171802904812456" text:continue-list="list171804636423595" text:style-name="L1">
        <text:list-item>
          <text:p text:style-name="P2">Система отзывов</text:p>
        </text:list-item>
        <text:list-item>
          <text:p text:style-name="P2">Реферальная программа</text:p>
        </text:list-item>
      </text:list>
      <text:list text:style-name="L4">
        <text:list-item>
          <text:list>
            <text:list-item>
              <text:p text:style-name="P5">Кофе к заказу по ссылке от друга</text:p>
            </text:list-item>
            <text:list-item>
              <text:p text:style-name="P5">Два кофе к заказу отправителя ссылки, если друг воспользовался</text:p>
            </text:list-item>
            <text:list-item>
              <text:p text:style-name="P5">Три любые пиццы, если 10 друзей воспользовались ссылкой</text:p>
            </text:list-item>
            <text:list-item>
              <text:p text:style-name="P5">Постоянный бонус: любой напиток к заказу от 500р за 50 друзей</text:p>
            </text:list-item>
          </text:list>
        </text:list-item>
      </text:list>
      <text:list xml:id="list171803278489501" text:continue-list="list171802904812456" text:style-name="L1">
        <text:list-item>
          <text:p text:style-name="P2">Кастомное выгодное предложение для неактивных пользователей (не заказывали более 2<text:span text:style-name="T2">-х</text:span> недель)</text:p>
        </text:list-item>
        <text:list-item>
          <text:p text:style-name="P6">Доставка по бизнес центру, в котором расположено заведени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20:28:29.485000000</meta:creation-date>
    <dc:date>2023-02-04T17:18:02.407000000</dc:date>
    <meta:editing-duration>PT40M12S</meta:editing-duration>
    <meta:editing-cycles>3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4" meta:word-count="119" meta:character-count="765" meta:non-whitespace-character-count="671"/>
  </office:meta>
</office:document-meta>
</file>